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ngle="9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1 218320835 ALVARADO IZARRARAS LUIS GERARD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8320819 BECERRA LEAL JESUS ANTONIO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8320762 CHAVEZ PEREZ LESLYE VIRIDIANA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5304332 GODINA ORENDAIN MISAEL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8320827 GUTIERREZ RAMIREZ JESUS IGNACI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8320797 MALDONADO LORETO CARLOS GIOVANI IG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7 218320789 MURGUIA SALAZAR JAZIEL ALDAIR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5070153 TRUJILLO TORRES BRYAN ISMAEL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table table:name="Actividades" table:style-name="ta1">
        <table:table-column table:style-name="co2" table:default-cell-style-name="ce2"/>
        <table:table-column table:style-name="co4" table:default-cell-style-name="ce2"/>
        <table:table-column table:style-name="co2" table:visibility="collapse" table:number-columns-repeated="12" table:default-cell-style-name="ce2"/>
        <table:table-column table:style-name="co2" table:number-columns-repeated="1010" table:default-cell-style-name="ce2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Elementos del lenguaje C / C++</text:p>
          </table:table-cell>
          <table:table-cell table:style-name="ce3" office:value-type="string" calcext:value-type="string">
            <text:p><text:s/>DFD y Pseudocódigo Parte I</text:p>
          </table:table-cell>
          <table:table-cell table:style-name="ce3" office:value-type="string" calcext:value-type="string">
            <text:p>Ejercicios estructuras de control parte I</text:p>
          </table:table-cell>
          <table:table-cell table:style-name="ce3" office:value-type="string" calcext:value-type="string">
            <text:p>Ejercicios sentencia if parte I</text:p>
          </table:table-cell>
          <table:table-cell table:style-name="ce3" office:value-type="string" calcext:value-type="string">
            <text:p>For, acumuladores, banderas</text:p>
          </table:table-cell>
          <table:table-cell table:style-name="ce3" office:value-type="string" calcext:value-type="string">
            <text:p>Práctica arrglos unidimensionales</text:p>
          </table:table-cell>
          <table:table-cell table:style-name="ce3" office:value-type="string" calcext:value-type="string">
            <text:p>Tarea (7 ejercicio arreglos unidimensionales)</text:p>
          </table:table-cell>
          <table:table-cell table:style-name="ce3" office:value-type="string" calcext:value-type="string">
            <text:p>Arreglos bidimensionales (matrices)</text:p>
          </table:table-cell>
          <table:table-cell table:style-name="ce3" office:value-type="string" calcext:value-type="string">
            <text:p>Prćtica de clase ejercicio arreglos bidimensionales.</text:p>
          </table:table-cell>
          <table:table-cell table:style-name="ce3" office:value-type="string" calcext:value-type="string">
            <text:p>Ejercicio arreglos multidimensionales</text:p>
          </table:table-cell>
          <table:table-cell table:style-name="ce3" office:value-type="string" calcext:value-type="string">
            <text:p>Actividad de clase arreglos bidimensionales</text:p>
          </table:table-cell>
          <table:table-cell table:style-name="ce3" office:value-type="string" calcext:value-type="string">
            <text:p>Funciones c++</text:p>
          </table:table-cell>
          <table:table-cell office:value-type="string" calcext:value-type="string">
            <text:p/>
            <text:p>Arreglos de registros (persona), actividad de clase</text:p>
          </table:table-cell>
          <table:table-cell office:value-type="string" calcext:value-type="string">
            <text:p>Implementaciòn de algoritmos de ordenamiento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Tarea punteros</text:p>
          </table:table-cell>
          <table:table-cell office:value-type="string" calcext:value-type="string">
            <text:p>Lista simple enlazada</text:p>
          </table:table-cell>
          <table:table-cell office:value-type="string" calcext:value-type="string">
            <text:p>Lista doble enlazada</text:p>
          </table:table-cell>
          <table:table-cell office:value-type="string" calcext:value-type="string">
            <text:p>Proyecto de pilas (Calculadora <text:s/>de paréntesis)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01 218320835 ALVARADO IZARRARAS LUIS GERARDO IGEO</text:p>
          </table:table-cell>
          <table:table-cell table:number-columns-repeated="18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2 218320819 BECERRA LEAL JESUS ANTONIO IGE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3 218320762 CHAVEZ PEREZ LESLYE VIRIDIANA IGEO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4 215304332 GODINA ORENDAIN MISAEL IGE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5 218320827 GUTIERREZ RAMIREZ JESUS IGNACIO IG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6 218320797 MALDONADO LORETO CARLOS GIOVANI IGE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7 218320789 MURGUIA SALAZAR JAZIEL ALDAIR IGE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8 215070153 TRUJILLO TORRES BRYAN ISMAEL IGEO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07:43:57.446290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1-21T08:01:10.584190693</dc:date>
    <meta:editing-duration>PT3H51M28S</meta:editing-duration>
    <meta:editing-cycles>31</meta:editing-cycles>
    <meta:generator>LibreOffice/5.1.6.2$Linux_X86_64 LibreOffice_project/10m0$Build-2</meta:generator>
    <meta:document-statistic meta:table-count="3" meta:cell-count="136" meta:object-count="0"/>
  </office:meta>
</office:document-meta>
</file>